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B3000000DB68C639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334cm"/>
    </style:style>
    <style:style style:name="Tabla1.B" style:family="table-column">
      <style:table-column-properties style:column-width="8.627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rial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1" text:anchor-type="paragraph" svg:x="-3.059cm" svg:y="-2cm" svg:width="20.999cm" svg:height="1.85cm" draw:z-index="0"><draw:image xlink:href="Pictures/10000201000009B3000000DB68C63913.png" xlink:type="simple" xlink:show="embed" xlink:actuate="onLoad"/></draw:frame></text:p>
      <text:p text:style-name="P4"/>
      <text:p text:style-name="P4">HERRAMIENTAS USADAS CON METALES (09)</text:p>
      <text:p text:style-name="P3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  <text:p text:style-name="Table_20_Contents">[107]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B1" office:value-type="string">
            <text:p text:style-name="P1">Dibujo a mano alzada</text:p>
          </table:table-cell>
        </table:table-row>
        <table:table-row table:style-name="Tabla1.1">
          <table:table-cell table:style-name="Tabla1.A2" table:number-columns-spanned="2" office:value-type="string">
            <text:p text:style-name="P1">Descripción</text:p>
            <text:p text:style-name="Table_20_Contents">[108]</text:p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1">Función</text:p>
            <text:p text:style-name="Table_20_Contents">[109]</text:p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1">Normas de uso y mantenimiento</text:p>
            <text:p text:style-name="Table_20_Contents">[110]</text:p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1">Normas de seguridad</text:p>
            <text:p text:style-name="Table_20_Contents">[111]</text:p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ACTIVIDAD X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55S</meta:editing-duration>
    <meta:editing-cycles>7</meta:editing-cycles>
    <meta:generator>OpenOffice/4.1.6$Win32 OpenOffice.org_project/416m1$Build-9790</meta:generator>
    <dc:date>2019-02-08T18:06:15.99</dc:date>
    <meta:document-statistic meta:table-count="1" meta:image-count="1" meta:object-count="0" meta:page-count="1" meta:paragraph-count="13" meta:word-count="27" meta:character-count="164"/>
    <meta:user-defined meta:name="Info 1"/>
    <meta:user-defined meta:name="Info 2"/>
    <meta:user-defined meta:name="Info 3"/>
    <meta:user-defined meta:name="Info 4"/>
  </office:meta>
</office:document-meta>
</file>